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1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1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0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22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2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0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28186666667" calcext:value-type="float">
            <text:p>24.92281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3973333333" calcext:value-type="float">
            <text:p>24.93839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893" calcext:value-type="float">
            <text:p>25.0518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7864615385" calcext:value-type="float">
            <text:p>25.752786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7224" calcext:value-type="float">
            <text:p>25.2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8548" calcext:value-type="float">
            <text:p>24.95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95271428571" calcext:value-type="float">
            <text:p>24.51952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4876" calcext:value-type="float">
            <text:p>24.53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5953103448" calcext:value-type="float">
            <text:p>24.71959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23493333333" calcext:value-type="float">
            <text:p>25.06234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14295172414" calcext:value-type="float">
            <text:p>25.52142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99313548387" calcext:value-type="float">
            <text:p>26.1699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83776" calcext:value-type="float">
            <text:p>26.33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4523870968" calcext:value-type="float">
            <text:p>26.2214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14776" calcext:value-type="float">
            <text:p>25.74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12049032258" calcext:value-type="float">
            <text:p>25.4212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32356129032" calcext:value-type="float">
            <text:p>25.0032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69304" calcext:value-type="float">
            <text:p>24.76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0054193548" calcext:value-type="float">
            <text:p>25.0050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4544" calcext:value-type="float">
            <text:p>25.4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6756129032" calcext:value-type="float">
            <text:p>25.8566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16717142857" calcext:value-type="float">
            <text:p>26.11167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5473548387" calcext:value-type="float">
            <text:p>26.5265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87968" calcext:value-type="float">
            <text:p>27.5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55365517241" calcext:value-type="float">
            <text:p>27.87553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41856" calcext:value-type="float">
            <text:p>28.1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5131034483" calcext:value-type="float">
            <text:p>28.0295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07624" calcext:value-type="float">
            <text:p>27.74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95064" calcext:value-type="float">
            <text:p>27.0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1886896552" calcext:value-type="float">
            <text:p>26.51118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21088" calcext:value-type="float">
            <text:p>26.37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81092413793" calcext:value-type="float">
            <text:p>26.598109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7473548387" calcext:value-type="float">
            <text:p>26.9837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2334285714" calcext:value-type="float">
            <text:p>27.34023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6846451613" calcext:value-type="float">
            <text:p>27.5266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36369032258" calcext:value-type="float">
            <text:p>27.3536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6808" calcext:value-type="float">
            <text:p>27.5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03512258064" calcext:value-type="float">
            <text:p>27.71035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81088" calcext:value-type="float">
            <text:p>27.38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57718709677" calcext:value-type="float">
            <text:p>26.8357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29220645161" calcext:value-type="float">
            <text:p>25.8129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1352" calcext:value-type="float">
            <text:p>25.23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10201290323" calcext:value-type="float">
            <text:p>25.2210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6944" calcext:value-type="float">
            <text:p>25.5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3003870968" calcext:value-type="float">
            <text:p>25.7673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7842857143" calcext:value-type="float">
            <text:p>25.92378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90869677419" calcext:value-type="float">
            <text:p>26.1490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8082580645" calcext:value-type="float">
            <text:p>26.1068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30208" calcext:value-type="float">
            <text:p>26.30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93468387097" calcext:value-type="float">
            <text:p>26.4093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61784" calcext:value-type="float">
            <text:p>26.11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7080516129" calcext:value-type="float">
            <text:p>25.8270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68968888889" calcext:value-type="float">
            <text:p>25.576896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2272" calcext:value-type="float">
            <text:p>24.7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9484137931" calcext:value-type="float">
            <text:p>24.79894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8952" calcext:value-type="float">
            <text:p>24.8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05965714286" calcext:value-type="float">
            <text:p>25.02059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62616" calcext:value-type="float">
            <text:p>25.15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70629677419" calcext:value-type="float">
            <text:p>25.9570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33304" calcext:value-type="float">
            <text:p>26.4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18918709677" calcext:value-type="float">
            <text:p>26.2718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08936" calcext:value-type="float">
            <text:p>25.64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2720516129" calcext:value-type="float">
            <text:p>25.2327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73708387097" calcext:value-type="float">
            <text:p>25.0773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20904" calcext:value-type="float">
            <text:p>25.41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55424516129" calcext:value-type="float">
            <text:p>25.5655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63752" calcext:value-type="float">
            <text:p>25.5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7871428571" calcext:value-type="float">
            <text:p>25.83778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7086451613" calcext:value-type="float">
            <text:p>26.9567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228" calcext:value-type="float">
            <text:p>27.2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31452903226" calcext:value-type="float">
            <text:p>27.3531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63736" calcext:value-type="float">
            <text:p>27.57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44461935484" calcext:value-type="float">
            <text:p>27.6344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92647741935" calcext:value-type="float">
            <text:p>27.12926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1544" calcext:value-type="float">
            <text:p>27.19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8265806452" calcext:value-type="float">
            <text:p>27.3718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04552" calcext:value-type="float">
            <text:p>27.6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63772903226" calcext:value-type="float">
            <text:p>28.0663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80822857143" calcext:value-type="float">
            <text:p>28.30808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45894193548" calcext:value-type="float">
            <text:p>28.5345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0970322581" calcext:value-type="float">
            <text:p>29.0440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8176" calcext:value-type="float">
            <text:p>29.09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0208" calcext:value-type="float">
            <text:p>28.8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4335483871" calcext:value-type="float">
            <text:p>28.17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14849032258" calcext:value-type="float">
            <text:p>27.6614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93048" calcext:value-type="float">
            <text:p>27.55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66030967742" calcext:value-type="float">
            <text:p>27.9066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74536" calcext:value-type="float">
            <text:p>28.59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10952258064" calcext:value-type="float">
            <text:p>29.09109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02727741936" calcext:value-type="float">
            <text:p>29.86027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5313548387" calcext:value-type="float">
            <text:p>30.9705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02496" calcext:value-type="float">
            <text:p>31.41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8926451613" calcext:value-type="float">
            <text:p>31.8578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4776" calcext:value-type="float">
            <text:p>32.34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5772903226" calcext:value-type="float">
            <text:p>32.3335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3060645161" calcext:value-type="float">
            <text:p>31.1713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40576" calcext:value-type="float">
            <text:p>29.87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44322580645" calcext:value-type="float">
            <text:p>29.194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35656" calcext:value-type="float">
            <text:p>29.49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26711428571" calcext:value-type="float">
            <text:p>29.86267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80074482759" calcext:value-type="float">
            <text:p>30.198007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47481290323" calcext:value-type="float">
            <text:p>30.6647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34578064516" calcext:value-type="float">
            <text:p>31.0334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69448" calcext:value-type="float">
            <text:p>31.53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30172903226" calcext:value-type="float">
            <text:p>31.6630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70824" calcext:value-type="float">
            <text:p>31.3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87450322581" calcext:value-type="float">
            <text:p>30.4187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72369032258" calcext:value-type="float">
            <text:p>29.4872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908" calcext:value-type="float">
            <text:p>29.10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6063483871" calcext:value-type="float">
            <text:p>29.0460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11248" calcext:value-type="float">
            <text:p>29.42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56054193548" calcext:value-type="float">
            <text:p>29.8056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32505714286" calcext:value-type="float">
            <text:p>30.25325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61424516129" calcext:value-type="float">
            <text:p>30.3661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7328516129" calcext:value-type="float">
            <text:p>30.0973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92664" calcext:value-type="float">
            <text:p>30.24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9144516129" calcext:value-type="float">
            <text:p>30.149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6808" calcext:value-type="float">
            <text:p>30.05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93481290323" calcext:value-type="float">
            <text:p>29.3693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47450322581" calcext:value-type="float">
            <text:p>28.8947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29528" calcext:value-type="float">
            <text:p>28.55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97948387097" calcext:value-type="float">
            <text:p>28.469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52288" calcext:value-type="float">
            <text:p>28.47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2495483871" calcext:value-type="float">
            <text:p>28.692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01514285714" calcext:value-type="float">
            <text:p>28.9701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4090322581" calcext:value-type="float">
            <text:p>29.254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9824" calcext:value-type="float">
            <text:p>30.1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2617931034" calcext:value-type="float">
            <text:p>30.446261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6423225806" calcext:value-type="float">
            <text:p>31.02264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1168" calcext:value-type="float">
            <text:p>31.1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03409032258" calcext:value-type="float">
            <text:p>30.7003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98438709677" calcext:value-type="float">
            <text:p>30.459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9552" calcext:value-type="float">
            <text:p>30.40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29664" calcext:value-type="float">
            <text:p>30.64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40234285714" calcext:value-type="float">
            <text:p>30.99402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69101935484" calcext:value-type="float">
            <text:p>31.3469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109" calcext:value-type="float">
            <text:p>31.581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6890322581" calcext:value-type="float">
            <text:p>31.8756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77298461538" calcext:value-type="float">
            <text:p>33.007729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064736" calcext:value-type="float">
            <text:p>33.190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08707692308" calcext:value-type="float">
            <text:p>33.05087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61116521739" calcext:value-type="float">
            <text:p>33.096111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1614" calcext:value-type="float">
            <text:p>32.47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883328" calcext:value-type="float">
            <text:p>32.178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47531428571" calcext:value-type="float">
            <text:p>32.80475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094" calcext:value-type="float">
            <text:p>32.9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1128" calcext:value-type="float">
            <text:p>32.9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2492" calcext:value-type="float">
            <text:p>32.89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737090372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2332" calcext:value-type="float">
            <text:p>32.88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04" meta:object-count="0"/>
    <meta:user-defined meta:name="AppVersion">3.0</meta:user-defined>
  </office:meta>
</office:document-meta>
</file>